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89f93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ntos pines tiene un conector de panel frontal estándar en una placa base?</text:p>
      <text:p text:style-name="P5">a) 10.</text:p>
      <text:p text:style-name="P5">b) 12.</text:p>
      <text:p text:style-name="P5">c) 16.</text:p>
      <text:p text:style-name="P5">d) 20.</text:p>
      <text:p text:style-name="P5"/>
      <text:p text:style-name="P5">¿Cuál de los siguientes conectores se utiliza para la conexión de ventiladores en una placa base?</text:p>
      <text:p text:style-name="P5">a) Floppy.</text:p>
      <text:p text:style-name="P5">b) IDE.</text:p>
      <text:p text:style-name="P5">c) ATX.</text:p>
      <text:p text:style-name="P5">d) Fan Header.</text:p>
      <text:p text:style-name="P5"/>
      <text:p text:style-name="P5">¿Cuántos cables de alimentación puede proporcionar un solo conector SATA en una placa base?</text:p>
      <text:p text:style-name="P5">a) 1.</text:p>
      <text:p text:style-name="P5">b) 2.</text:p>
      <text:p text:style-name="P5">c) 3.</text:p>
      <text:p text:style-name="P5">d) 4.</text:p>
      <text:p text:style-name="P5"/>
      <text:p text:style-name="P5">¿Cuál de los siguientes conectores se utiliza para la conexión de tarjetas de expansión, como tarjetas de video, en una placa base?</text:p>
      <text:p text:style-name="P5">a) SATA.</text:p>
      <text:p text:style-name="P5">b) IDE.</text:p>
      <text:p text:style-name="P5">c) PCI Express (PCIe).</text:p>
      <text:p text:style-name="P5">d) Floppy.</text:p>
      <text:p text:style-name="P5"/>
      <text:p text:style-name="P5">¿Cuántos pines tiene un conector de fuente de alimentación EPS (ATX12V) estándar?</text:p>
      <text:p text:style-name="P5">a) 4.</text:p>
      <text:p text:style-name="P5">b) 8.</text:p>
      <text:p text:style-name="P5">c) 12.</text:p>
      <text:p text:style-name="P5">d) 24.</text:p>
      <text:p text:style-name="P5"/>
      <text:p text:style-name="P5">¿Cuál de los siguientes conectores se utiliza para la conexión de periféricos como mouse y teclado en una placa base?</text:p>
      <text:p text:style-name="P5">a) SATA.</text:p>
      <text:p text:style-name="P5">b) IDE.</text:p>
      <text:p text:style-name="P5">c) ATX.</text:p>
      <text:p text:style-name="P5">d) PS/2.</text:p>
      <text:p text:style-name="P5"/>
      <text:p text:style-name="P5">¿Cuántos cables de datos puede soportar un solo conector SATA Express en una placa base?</text:p>
      <text:p text:style-name="P5">a) 1.</text:p>
      <text:p text:style-name="P5">b) 2.</text:p>
      <text:p text:style-name="P5">c) 4.</text:p>
      <text:p text:style-name="P5">d) 8.</text:p>
      <text:p text:style-name="P5"><text:soft-page-break/></text:p>
      <text:p text:style-name="P5">¿Cuál de los siguientes conectores se utiliza para la conexión de tarjetas de sonido en una placa base?</text:p>
      <text:p text:style-name="P5">a) SATA.</text:p>
      <text:p text:style-name="P5">b) IDE.</text:p>
      <text:p text:style-name="P5">c) PCI Express (PCIe).</text:p>
      <text:p text:style-name="P5">d) Audio Header.</text:p>
      <text:p text:style-name="P5"/>
      <text:p text:style-name="P5">¿Cuántos pines tiene un conector de ventilador estándar en una placa base?</text:p>
      <text:p text:style-name="P5">a) 2.</text:p>
      <text:p text:style-name="P5">b) 3.</text:p>
      <text:p text:style-name="P5">c) 4.</text:p>
      <text:p text:style-name="P5">d) 5.</text:p>
      <text:p text:style-name="P5"/>
      <text:p text:style-name="P5">¿Cuál de los siguientes conectores se utiliza para la conexión de unidades de almacenamiento SATA en una placa base?</text:p>
      <text:p text:style-name="P5">a) SATA.</text:p>
      <text:p text:style-name="P5">b) IDE.</text:p>
      <text:p text:style-name="P5">c) ATX.</text:p>
      <text:p text:style-name="P5">d) USB.</text:p>
      <text:p text:style-name="P5"/>
      <text:p text:style-name="P5">¿Cuántos pines tiene un conector de tarjeta de expansión PCI estándar?</text:p>
      <text:p text:style-name="P5">a) 32.</text:p>
      <text:p text:style-name="P5">b) 64.</text:p>
      <text:p text:style-name="P5">c) 128.</text:p>
      <text:p text:style-name="P5">d) 256.</text:p>
      <text:p text:style-name="P5"/>
      <text:p text:style-name="P5">¿Cuál de los siguientes conectores se utiliza para la conexión de unidades ópticas y discos duros en una placa base?</text:p>
      <text:p text:style-name="P5">a) SATA.</text:p>
      <text:p text:style-name="P5">b) IDE.</text:p>
      <text:p text:style-name="P5">c) ATX.</text:p>
      <text:p text:style-name="P5">d) USB.</text:p>
      <text:p text:style-name="P5"/>
      <text:p text:style-name="P5">¿Cuántos pines tiene un conector de panel frontal USB estándar en una placa base?</text:p>
      <text:p text:style-name="P5">a) 8.</text:p>
      <text:p text:style-name="P5">b) 10.</text:p>
      <text:p text:style-name="P5">c) 12.</text:p>
      <text:p text:style-name="P5">d) 20.</text:p>
      <text:p text:style-name="P5"/>
      <text:p text:style-name="P5">¿Cuál de los siguientes conectores se utiliza para la conexión de tarjetas de red en una placa base?</text:p>
      <text:p text:style-name="P5">a) SATA.</text:p>
      <text:p text:style-name="P5">b) IDE.</text:p>
      <text:p text:style-name="P5">c) PCI Express (PCIe).</text:p>
      <text:p text:style-name="P5">d) Ethernet Header.</text:p>
      <text:p text:style-name="P5"/>
      <text:p text:style-name="P5">¿Cuántos cables de datos puede soportar un solo conector M.2 en una placa base?</text:p>
      <text:p text:style-name="P5"><text:soft-page-break/>a) 1.</text:p>
      <text:p text:style-name="P5">b) 2.</text:p>
      <text:p text:style-name="P5">c) 4.</text:p>
      <text:p text:style-name="P5">d) 8.</text:p>
      <text:p text:style-name="P5"/>
      <text:p text:style-name="P5">¿Cuál de los siguientes conectores se utiliza para la conexión de módulos de memoria RAM en una placa base?</text:p>
      <text:p text:style-name="P5">a) SATA.</text:p>
      <text:p text:style-name="P5">b) IDE.</text:p>
      <text:p text:style-name="P5">c) ATX.</text:p>
      <text:p text:style-name="P5">d) DIMM.</text:p>
      <text:p text:style-name="P5"/>
      <text:p text:style-name="P5">¿Cuántos pines tiene un conector de tarjeta de expansión PCIe x16 estándar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Cuál de los siguientes conectores se utiliza para la conexión de tarjetas de sonido y otros dispositivos de audio en una placa base?</text:p>
      <text:p text:style-name="P5">a) SATA.</text:p>
      <text:p text:style-name="P5">b) IDE.</text:p>
      <text:p text:style-name="P5">c) ATX.</text:p>
      <text:p text:style-name="P5">d) Audio Header.</text:p>
      <text:p text:style-name="P5"/>
      <text:p text:style-name="P5">¿Cuántos pines tiene un conector de fuente de alimentación SATA estándar?</text:p>
      <text:p text:style-name="P5">a) 4.</text:p>
      <text:p text:style-name="P5">b) 7.</text:p>
      <text:p text:style-name="P5">c) 15.</text:p>
      <text:p text:style-name="P5">d) 24.</text:p>
      <text:p text:style-name="P5"/>
      <text:p text:style-name="P5">¿Cuál de los siguientes conectores se utiliza para la conexión de tarjetas de expansión de almacenamiento, como tarjetas RAID, en una placa base?</text:p>
      <text:p text:style-name="P5">a) SATA.</text:p>
      <text:p text:style-name="P5">b) IDE.</text:p>
      <text:p text:style-name="P5">c) ATX.</text:p>
      <text:p text:style-name="P5">d) SAS.</text:p>
      <text:p text:style-name="P5"/>
      <text:p text:style-name="P5">¿Cuántos cables de alimentación puede proporcionar un solo conector PCIe de 6 pines en una placa base?</text:p>
      <text:p text:style-name="P5">a) 1.</text:p>
      <text:p text:style-name="P5">b) 2.</text:p>
      <text:p text:style-name="P5">c) 3.</text:p>
      <text:p text:style-name="P5">d) 4.</text:p>
      <text:p text:style-name="P5"/>
      <text:p text:style-name="P5">¿Cuál de los siguientes conectores se utiliza para la conexión de tarjetas de red inalámbricas en una placa base?</text:p>
      <text:p text:style-name="P5"><text:soft-page-break/>a) SATA.</text:p>
      <text:p text:style-name="P5">b) IDE.</text:p>
      <text:p text:style-name="P5">c) ATX.</text:p>
      <text:p text:style-name="P5">d) Mini PCIe.</text:p>
      <text:p text:style-name="P5"/>
      <text:p text:style-name="P5">¿Cuántos pines tiene un conector de tarjeta de expansión PCIe x1 estándar?</text:p>
      <text:p text:style-name="P5">a) 32.</text:p>
      <text:p text:style-name="P5">b) 64.</text:p>
      <text:p text:style-name="P5">c) 128.</text:p>
      <text:p text:style-name="P5">d) 164.</text:p>
      <text:p text:style-name="P5"/>
      <text:p text:style-name="P5">¿Qué tipo de placa base se utiliza comúnmente en computadoras de escritorio y torres?</text:p>
      <text:p text:style-name="P5">a) ATX.</text:p>
      <text:p text:style-name="P5">b) Mini-ITX.</text:p>
      <text:p text:style-name="P5">c) MicroATX.</text:p>
      <text:p text:style-name="P5">d) Extended ATX.</text:p>
      <text:p text:style-name="P5"/>
      <text:p text:style-name="P5">¿Cuál es el tamaño estándar de una placa base Mini-ITX?</text:p>
      <text:p text:style-name="P5">a) 12 x 9.6 pulgadas.</text:p>
      <text:p text:style-name="P5">b) 9.6 x 9.6 pulgadas.</text:p>
      <text:p text:style-name="P5">c) 6.7 x 6.7 pulgadas.</text:p>
      <text:p text:style-name="P5">d) 15 x 13 pulgadas.</text:p>
      <text:p text:style-name="P5"/>
      <text:p text:style-name="P5">¿Cuál es la principal ventaja de una placa base ATX sobre una MicroATX?</text:p>
      <text:p text:style-name="P5">a) Menor tamaño.</text:p>
      <text:p text:style-name="P5">b) Menor capacidad de expansión.</text:p>
      <text:p text:style-name="P5">c) Mayor capacidad de expansión.</text:p>
      <text:p text:style-name="P5">d) Mayor compatibilidad con componen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27:59.395323585</dc:date>
    <meta:editing-duration>PT7H25M31S</meta:editing-duration>
    <meta:editing-cycles>16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35" meta:word-count="703" meta:character-count="3691" meta:non-whitespace-character-count="3121"/>
  </office:meta>
</office:document-meta>
</file>